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d7c4"/>
    </style:style>
    <style:style style:name="P2" style:family="paragraph" style:parent-style-name="Standard">
      <style:text-properties officeooo:paragraph-rsid="00135796"/>
    </style:style>
    <style:style style:name="P3" style:family="paragraph" style:parent-style-name="Standard">
      <style:text-properties fo:font-style="italic" fo:font-weight="normal" officeooo:paragraph-rsid="001c3112" style:font-style-asian="italic" style:font-weight-asian="normal" style:font-style-complex="italic" style:font-weight-complex="normal"/>
    </style:style>
    <style:style style:name="P4" style:family="paragraph" style:parent-style-name="Standard">
      <style:text-properties fo:font-style="italic" fo:font-weight="normal" officeooo:paragraph-rsid="00268f61" style:font-style-asian="italic" style:font-weight-asian="normal" style:font-style-complex="italic" style:font-weight-complex="normal"/>
    </style:style>
    <style:style style:name="P5" style:family="paragraph" style:parent-style-name="Standard">
      <style:text-properties fo:font-style="italic" fo:font-weight="normal" officeooo:paragraph-rsid="0028fc9e" style:font-style-asian="italic" style:font-weight-asian="normal" style:font-style-complex="italic" style:font-weight-complex="normal"/>
    </style:style>
    <style:style style:name="P6" style:family="paragraph" style:parent-style-name="Standard">
      <style:text-properties fo:font-style="italic" fo:font-weight="normal" officeooo:rsid="0028fc9e" officeooo:paragraph-rsid="002a2d25" style:font-style-asian="italic" style:font-weight-asian="normal" style:font-style-complex="italic" style:font-weight-complex="normal"/>
    </style:style>
    <style:style style:name="P7" style:family="paragraph" style:parent-style-name="Standard">
      <style:text-properties fo:font-style="italic" fo:font-weight="normal" officeooo:rsid="0028fc9e" officeooo:paragraph-rsid="0028fc9e" style:font-style-asian="italic" style:font-weight-asian="normal" style:font-style-complex="italic" style:font-weight-complex="normal"/>
    </style:style>
    <style:style style:name="P8" style:family="paragraph" style:parent-style-name="Standard">
      <style:text-properties fo:font-style="italic" fo:font-weight="normal" officeooo:rsid="0027739a" officeooo:paragraph-rsid="0043441f" style:font-style-asian="italic" style:font-weight-asian="normal" style:font-style-complex="italic" style:font-weight-complex="normal"/>
    </style:style>
    <style:style style:name="P9" style:family="paragraph" style:parent-style-name="Standard">
      <style:text-properties fo:font-style="italic" fo:font-weight="normal" officeooo:rsid="0027739a" officeooo:paragraph-rsid="0044fd36" style:font-style-asian="italic" style:font-weight-asian="normal" style:font-style-complex="italic" style:font-weight-complex="normal"/>
    </style:style>
    <style:style style:name="P10" style:family="paragraph" style:parent-style-name="Standard">
      <style:text-properties fo:font-style="italic" fo:font-weight="normal" officeooo:rsid="0027739a" officeooo:paragraph-rsid="0045d1eb" style:font-style-asian="italic" style:font-weight-asian="normal" style:font-style-complex="italic" style:font-weight-complex="normal"/>
    </style:style>
    <style:style style:name="P11" style:family="paragraph" style:parent-style-name="Standard">
      <style:text-properties fo:font-style="italic" fo:font-weight="normal" officeooo:rsid="0027739a" officeooo:paragraph-rsid="004c7f50" style:font-style-asian="italic" style:font-weight-asian="normal" style:font-style-complex="italic" style:font-weight-complex="normal"/>
    </style:style>
    <style:style style:name="P12" style:family="paragraph" style:parent-style-name="Standard">
      <style:text-properties fo:font-style="italic" fo:font-weight="normal" officeooo:rsid="0027739a" officeooo:paragraph-rsid="004ecbc0" style:font-style-asian="italic" style:font-weight-asian="normal" style:font-style-complex="italic" style:font-weight-complex="normal"/>
    </style:style>
    <style:style style:name="P13" style:family="paragraph" style:parent-style-name="Standard">
      <style:text-properties fo:font-style="italic" fo:font-weight="normal" officeooo:rsid="002a2d25" officeooo:paragraph-rsid="002a2d25" style:font-style-asian="italic" style:font-weight-asian="normal" style:font-style-complex="italic" style:font-weight-complex="normal"/>
    </style:style>
    <style:style style:name="P14" style:family="paragraph" style:parent-style-name="Standard">
      <style:text-properties fo:font-style="italic" fo:font-weight="normal" officeooo:rsid="004ecbc0" officeooo:paragraph-rsid="00500850" style:font-style-asian="italic" style:font-weight-asian="normal" style:font-style-complex="italic" style:font-weight-complex="normal"/>
    </style:style>
    <style:style style:name="P15" style:family="paragraph" style:parent-style-name="Standard">
      <style:text-properties fo:font-style="italic" fo:font-weight="normal" officeooo:rsid="004ecbc0" officeooo:paragraph-rsid="0051887c" style:font-style-asian="italic" style:font-weight-asian="normal" style:font-style-complex="italic" style:font-weight-complex="normal"/>
    </style:style>
    <style:style style:name="P16" style:family="paragraph" style:parent-style-name="Standard">
      <style:text-properties fo:font-style="italic" fo:font-weight="normal" officeooo:rsid="004ecbc0" officeooo:paragraph-rsid="0051c569" style:font-style-asian="italic" style:font-weight-asian="normal" style:font-style-complex="italic" style:font-weight-complex="normal"/>
    </style:style>
    <style:style style:name="P17" style:family="paragraph" style:parent-style-name="Standard">
      <style:text-properties fo:font-style="italic" fo:font-weight="normal" officeooo:rsid="004ecbc0" officeooo:paragraph-rsid="00536ad2" style:font-style-asian="italic" style:font-weight-asian="normal" style:font-style-complex="italic" style:font-weight-complex="normal"/>
    </style:style>
    <style:style style:name="P18" style:family="paragraph" style:parent-style-name="Standard">
      <style:text-properties fo:font-style="italic" fo:font-weight="normal" officeooo:rsid="004ecbc0" officeooo:paragraph-rsid="00587cef" style:font-style-asian="italic" style:font-weight-asian="normal" style:font-style-complex="italic" style:font-weight-complex="normal"/>
    </style:style>
    <style:style style:name="P19" style:family="paragraph" style:parent-style-name="Standard">
      <style:paragraph-properties fo:text-align="end" style:justify-single-word="false"/>
      <style:text-properties fo:font-style="italic" officeooo:paragraph-rsid="000a2a48" style:font-style-asian="italic" style:font-style-complex="italic"/>
    </style:style>
    <style:style style:name="P20" style:family="paragraph" style:parent-style-name="Standard">
      <style:text-properties officeooo:rsid="000a2a48" officeooo:paragraph-rsid="000a2a48"/>
    </style:style>
    <style:style style:name="P21" style:family="paragraph" style:parent-style-name="Standard">
      <style:text-properties fo:font-weight="bold" officeooo:rsid="0015c902" officeooo:paragraph-rsid="0015c902" style:font-weight-asian="bold" style:font-weight-complex="bold"/>
    </style:style>
    <style:style style:name="P22" style:family="paragraph" style:parent-style-name="Standard">
      <style:text-properties fo:font-weight="bold" officeooo:rsid="0019bc9c" officeooo:paragraph-rsid="0019bc9c" style:font-weight-asian="bold" style:font-weight-complex="bold"/>
    </style:style>
    <style:style style:name="P23" style:family="paragraph" style:parent-style-name="Standard">
      <style:paragraph-properties fo:text-align="center" style:justify-single-word="false"/>
      <style:text-properties fo:font-weight="bold" officeooo:rsid="000a2a48" officeooo:paragraph-rsid="000a2a48" style:font-weight-asian="bold" style:font-weight-complex="bold"/>
    </style:style>
    <style:style style:name="P24" style:family="paragraph" style:parent-style-name="Standard">
      <style:text-properties officeooo:rsid="0011d073" officeooo:paragraph-rsid="0011d073"/>
    </style:style>
    <style:style style:name="P25" style:family="paragraph" style:parent-style-name="Standard">
      <style:text-properties officeooo:rsid="00110a1e" officeooo:paragraph-rsid="00110a1e"/>
    </style:style>
    <style:style style:name="P26" style:family="paragraph" style:parent-style-name="Standard">
      <style:text-properties officeooo:rsid="000cd7c4" officeooo:paragraph-rsid="000cd7c4"/>
    </style:style>
    <style:style style:name="P27" style:family="paragraph" style:parent-style-name="Standard">
      <style:text-properties officeooo:rsid="0011dd3d" officeooo:paragraph-rsid="0011dd3d"/>
    </style:style>
    <style:style style:name="P28" style:family="paragraph" style:parent-style-name="Standard">
      <style:text-properties officeooo:rsid="00135796" officeooo:paragraph-rsid="00135796"/>
    </style:style>
    <style:style style:name="P29" style:family="paragraph" style:parent-style-name="Standard">
      <style:text-properties fo:font-style="normal" fo:font-weight="normal" officeooo:rsid="001e012c" officeooo:paragraph-rsid="001c3112" style:font-style-asian="normal" style:font-weight-asian="normal" style:font-style-complex="normal" style:font-weight-complex="normal"/>
    </style:style>
    <style:style style:name="P30" style:family="paragraph" style:parent-style-name="Standard">
      <style:text-properties fo:font-style="normal" fo:font-weight="normal" officeooo:rsid="002250cb" officeooo:paragraph-rsid="001c3112" style:font-style-asian="normal" style:font-weight-asian="normal" style:font-style-complex="normal" style:font-weight-complex="normal"/>
    </style:style>
    <style:style style:name="P31" style:family="paragraph" style:parent-style-name="Standard">
      <style:text-properties fo:font-style="normal" fo:font-weight="normal" officeooo:rsid="001c617e" officeooo:paragraph-rsid="001c3112" style:font-style-asian="normal" style:font-weight-asian="normal" style:font-style-complex="normal" style:font-weight-complex="normal"/>
    </style:style>
    <style:style style:name="P32" style:family="paragraph" style:parent-style-name="Standard">
      <style:text-properties fo:font-style="normal" fo:font-weight="normal" officeooo:rsid="002569e6" officeooo:paragraph-rsid="00268f61" style:font-style-asian="normal" style:font-weight-asian="normal" style:font-style-complex="normal" style:font-weight-complex="normal"/>
    </style:style>
    <style:style style:name="P33" style:family="paragraph" style:parent-style-name="Standard">
      <style:text-properties fo:font-style="normal" fo:font-weight="normal" officeooo:rsid="00271f92" officeooo:paragraph-rsid="00268f61" style:font-style-asian="normal" style:font-weight-asian="normal" style:font-style-complex="normal" style:font-weight-complex="normal"/>
    </style:style>
    <style:style style:name="P34" style:family="paragraph" style:parent-style-name="Standard">
      <style:text-properties fo:font-style="normal" fo:font-weight="normal" officeooo:rsid="0028fc9e" officeooo:paragraph-rsid="0028fc9e" style:font-style-asian="normal" style:font-weight-asian="normal" style:font-style-complex="normal" style:font-weight-complex="normal"/>
    </style:style>
    <style:style style:name="P35" style:family="paragraph" style:parent-style-name="Standard">
      <style:text-properties fo:font-style="normal" fo:font-weight="normal" officeooo:rsid="0028fc9e" officeooo:paragraph-rsid="002d238f" style:font-style-asian="normal" style:font-weight-asian="normal" style:font-style-complex="normal" style:font-weight-complex="normal"/>
    </style:style>
    <style:style style:name="P36" style:family="paragraph" style:parent-style-name="Standard">
      <style:text-properties fo:font-style="normal" fo:font-weight="normal" officeooo:rsid="0028fc9e" officeooo:paragraph-rsid="002f1b58" style:font-style-asian="normal" style:font-weight-asian="normal" style:font-style-complex="normal" style:font-weight-complex="normal"/>
    </style:style>
    <style:style style:name="P37" style:family="paragraph" style:parent-style-name="Standard">
      <style:text-properties fo:font-style="normal" fo:font-weight="normal" officeooo:rsid="0028fc9e" officeooo:paragraph-rsid="00306ca5" style:font-style-asian="normal" style:font-weight-asian="normal" style:font-style-complex="normal" style:font-weight-complex="normal"/>
    </style:style>
    <style:style style:name="P38" style:family="paragraph" style:parent-style-name="Standard">
      <style:text-properties fo:font-style="normal" fo:font-weight="normal" officeooo:rsid="0027739a" officeooo:paragraph-rsid="0031b227" style:font-style-asian="normal" style:font-weight-asian="normal" style:font-style-complex="normal" style:font-weight-complex="normal"/>
    </style:style>
    <style:style style:name="P39" style:family="paragraph" style:parent-style-name="Standard">
      <style:text-properties fo:font-style="normal" fo:font-weight="normal" officeooo:rsid="0027739a" officeooo:paragraph-rsid="003b8743" style:font-style-asian="normal" style:font-weight-asian="normal" style:font-style-complex="normal" style:font-weight-complex="normal"/>
    </style:style>
    <style:style style:name="P40" style:family="paragraph" style:parent-style-name="Standard">
      <style:text-properties fo:font-style="normal" fo:font-weight="normal" officeooo:rsid="0027739a" officeooo:paragraph-rsid="003efe28" style:font-style-asian="normal" style:font-weight-asian="normal" style:font-style-complex="normal" style:font-weight-complex="normal"/>
    </style:style>
    <style:style style:name="P41" style:family="paragraph" style:parent-style-name="Standard">
      <style:text-properties fo:font-style="normal" fo:font-weight="normal" officeooo:rsid="0027739a" officeooo:paragraph-rsid="0048d57e" style:font-style-asian="normal" style:font-weight-asian="normal" style:font-style-complex="normal" style:font-weight-complex="normal"/>
    </style:style>
    <style:style style:name="P42" style:family="paragraph" style:parent-style-name="Standard">
      <style:text-properties fo:font-style="normal" fo:font-weight="normal" officeooo:rsid="002a006c" officeooo:paragraph-rsid="002a006c" style:font-style-asian="normal" style:font-weight-asian="normal" style:font-style-complex="normal" style:font-weight-complex="normal"/>
    </style:style>
    <style:style style:name="P43" style:family="paragraph" style:parent-style-name="Standard">
      <style:text-properties fo:font-style="normal" fo:font-weight="normal" officeooo:rsid="002a2d25" officeooo:paragraph-rsid="002a2d25" style:font-style-asian="normal" style:font-weight-asian="normal" style:font-style-complex="normal" style:font-weight-complex="normal"/>
    </style:style>
    <style:style style:name="P44" style:family="paragraph" style:parent-style-name="Standard">
      <style:text-properties fo:font-style="normal" fo:font-weight="normal" officeooo:rsid="002d238f" officeooo:paragraph-rsid="002d238f" style:font-style-asian="normal" style:font-weight-asian="normal" style:font-style-complex="normal" style:font-weight-complex="normal"/>
    </style:style>
    <style:style style:name="P45" style:family="paragraph" style:parent-style-name="Standard">
      <style:text-properties fo:font-style="normal" fo:font-weight="normal" officeooo:rsid="002f1b58" officeooo:paragraph-rsid="002f1b58" style:font-style-asian="normal" style:font-weight-asian="normal" style:font-style-complex="normal" style:font-weight-complex="normal"/>
    </style:style>
    <style:style style:name="P46" style:family="paragraph" style:parent-style-name="Standard">
      <style:text-properties fo:font-style="normal" fo:font-weight="normal" officeooo:rsid="0031b227" officeooo:paragraph-rsid="0031b227" style:font-style-asian="normal" style:font-weight-asian="normal" style:font-style-complex="normal" style:font-weight-complex="normal"/>
    </style:style>
    <style:style style:name="P47" style:family="paragraph" style:parent-style-name="Standard">
      <style:text-properties fo:font-style="normal" fo:font-weight="normal" officeooo:rsid="003b8743" officeooo:paragraph-rsid="003b8743" style:font-style-asian="normal" style:font-weight-asian="normal" style:font-style-complex="normal" style:font-weight-complex="normal"/>
    </style:style>
    <style:style style:name="P48" style:family="paragraph" style:parent-style-name="Standard">
      <style:text-properties fo:font-style="normal" fo:font-weight="normal" officeooo:rsid="003efe28" officeooo:paragraph-rsid="003efe28" style:font-style-asian="normal" style:font-weight-asian="normal" style:font-style-complex="normal" style:font-weight-complex="normal"/>
    </style:style>
    <style:style style:name="P49" style:family="paragraph" style:parent-style-name="Standard">
      <style:text-properties fo:font-style="normal" fo:font-weight="normal" officeooo:rsid="003f8d99" officeooo:paragraph-rsid="003efe28" style:font-style-asian="normal" style:font-weight-asian="normal" style:font-style-complex="normal" style:font-weight-complex="normal"/>
    </style:style>
    <style:style style:name="P50" style:family="paragraph" style:parent-style-name="Standard">
      <style:text-properties fo:font-style="normal" fo:font-weight="normal" officeooo:rsid="003f8d99" officeooo:paragraph-rsid="003f8d99" style:font-style-asian="normal" style:font-weight-asian="normal" style:font-style-complex="normal" style:font-weight-complex="normal"/>
    </style:style>
    <style:style style:name="P51" style:family="paragraph" style:parent-style-name="Standard">
      <style:text-properties fo:font-style="normal" fo:font-weight="normal" officeooo:rsid="00426eb3" officeooo:paragraph-rsid="00426eb3" style:font-style-asian="normal" style:font-weight-asian="normal" style:font-style-complex="normal" style:font-weight-complex="normal"/>
    </style:style>
    <style:style style:name="P52" style:family="paragraph" style:parent-style-name="Standard">
      <style:text-properties fo:font-style="normal" fo:font-weight="normal" officeooo:rsid="0045d1eb" officeooo:paragraph-rsid="0045d1eb" style:font-style-asian="normal" style:font-weight-asian="normal" style:font-style-complex="normal" style:font-weight-complex="normal"/>
    </style:style>
    <style:style style:name="P53" style:family="paragraph" style:parent-style-name="Standard">
      <style:text-properties fo:font-style="normal" fo:font-weight="normal" officeooo:rsid="0048d3c9" officeooo:paragraph-rsid="0045d1eb" style:font-style-asian="normal" style:font-weight-asian="normal" style:font-style-complex="normal" style:font-weight-complex="normal"/>
    </style:style>
    <style:style style:name="P54" style:family="paragraph" style:parent-style-name="Standard">
      <style:text-properties fo:font-style="normal" fo:font-weight="normal" officeooo:rsid="0048d57e" officeooo:paragraph-rsid="0048d57e" style:font-style-asian="normal" style:font-weight-asian="normal" style:font-style-complex="normal" style:font-weight-complex="normal"/>
    </style:style>
    <style:style style:name="P55" style:family="paragraph" style:parent-style-name="Standard">
      <style:text-properties fo:font-style="normal" fo:font-weight="normal" officeooo:rsid="004f1498" officeooo:paragraph-rsid="004ecbc0" style:font-style-asian="normal" style:font-weight-asian="normal" style:font-style-complex="normal" style:font-weight-complex="normal"/>
    </style:style>
    <style:style style:name="P56" style:family="paragraph" style:parent-style-name="Standard">
      <style:text-properties fo:font-style="normal" fo:font-weight="normal" officeooo:rsid="0051a6e1" officeooo:paragraph-rsid="0051887c" style:font-style-asian="normal" style:font-weight-asian="normal" style:font-style-complex="normal" style:font-weight-complex="normal"/>
    </style:style>
    <style:style style:name="P57" style:family="paragraph" style:parent-style-name="Standard">
      <style:text-properties fo:font-style="normal" fo:font-weight="normal" officeooo:rsid="00536ad2" officeooo:paragraph-rsid="00536ad2" style:font-style-asian="normal" style:font-weight-asian="normal" style:font-style-complex="normal" style:font-weight-complex="normal"/>
    </style:style>
    <style:style style:name="P58" style:family="paragraph" style:parent-style-name="Standard">
      <style:text-properties fo:font-style="normal" fo:font-weight="bold" officeooo:rsid="0027739a" officeooo:paragraph-rsid="0027739a" style:font-style-asian="normal" style:font-weight-asian="bold" style:font-style-complex="normal" style:font-weight-complex="bold"/>
    </style:style>
    <style:style style:name="P59" style:family="paragraph" style:parent-style-name="Standard">
      <style:text-properties fo:font-style="normal" fo:font-weight="bold" officeooo:rsid="00383210" officeooo:paragraph-rsid="00383210" style:font-style-asian="normal" style:font-weight-asian="bold" style:font-style-complex="normal" style:font-weight-complex="bold"/>
    </style:style>
    <style:style style:name="P60" style:family="paragraph" style:parent-style-name="Standard">
      <style:text-properties fo:font-style="normal" fo:font-weight="bold" officeooo:rsid="0043441f" officeooo:paragraph-rsid="0043441f" style:font-style-asian="normal" style:font-weight-asian="bold" style:font-style-complex="normal" style:font-weight-complex="bold"/>
    </style:style>
    <style:style style:name="P61" style:family="paragraph" style:parent-style-name="Standard">
      <style:text-properties fo:font-style="normal" fo:font-weight="bold" officeooo:rsid="004c7f50" officeooo:paragraph-rsid="004c7f50" style:font-style-asian="normal" style:font-weight-asian="bold" style:font-style-complex="normal" style:font-weight-complex="bold"/>
    </style:style>
    <style:style style:name="P62" style:family="paragraph" style:parent-style-name="Standard">
      <style:text-properties fo:font-style="normal" fo:font-weight="bold" officeooo:rsid="00500850" officeooo:paragraph-rsid="00500850" style:font-style-asian="normal" style:font-weight-asian="bold" style:font-style-complex="normal" style:font-weight-complex="bold"/>
    </style:style>
    <style:style style:name="P63" style:family="paragraph" style:parent-style-name="Standard">
      <style:text-properties fo:font-size="12pt" fo:font-style="italic" fo:font-weight="normal" officeooo:rsid="000a2a48" officeooo:paragraph-rsid="005c48b9"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fo:font-weight="normal" officeooo:rsid="005e82b2" officeooo:paragraph-rsid="005c48b9"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style:text-underline-style="none" fo:font-weight="normal" officeooo:rsid="000a2a48" officeooo:paragraph-rsid="00640249"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style:text-underline-style="none" fo:font-weight="normal" officeooo:rsid="00600379" officeooo:paragraph-rsid="00782853"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600379" officeooo:paragraph-rsid="007cb076"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600379" officeooo:paragraph-rsid="00851f8b"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weight="bold" officeooo:rsid="005c48b9" officeooo:paragraph-rsid="005c48b9" style:font-size-asian="10.5pt" style:font-weight-asian="bold" style:font-size-complex="12pt" style:font-weight-complex="bold"/>
    </style:style>
    <style:style style:name="P70" style:family="paragraph" style:parent-style-name="Standard">
      <style:text-properties fo:font-size="12pt" fo:font-style="normal" style:text-underline-style="solid" style:text-underline-width="auto" style:text-underline-color="font-color" fo:font-weight="normal" officeooo:rsid="00600379" officeooo:paragraph-rsid="00600379"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style:text-underline-style="none" fo:font-weight="normal" officeooo:rsid="00600379" officeooo:paragraph-rsid="0061f6ba"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600379" officeooo:paragraph-rsid="0067cb88"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600379" officeooo:paragraph-rsid="006bcebc"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style:text-underline-style="none" fo:font-weight="normal" officeooo:rsid="00600379" officeooo:paragraph-rsid="007057a3"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style:text-underline-style="none" fo:font-weight="normal" officeooo:rsid="00600379" officeooo:paragraph-rsid="00733d82" style:font-size-asian="10.5pt" style:font-style-asian="normal" style:font-weight-asian="normal" style:font-size-complex="12pt" style:font-style-complex="normal" style:font-weight-complex="normal"/>
    </style:style>
    <style:style style:name="P76" style:family="paragraph" style:parent-style-name="Standard">
      <style:text-properties fo:font-size="14pt" fo:font-weight="bold" officeooo:rsid="005b96dc" officeooo:paragraph-rsid="005b96dc" style:font-size-asian="14pt" style:font-weight-asian="bold" style:font-size-complex="14pt" style:font-weight-complex="bold"/>
    </style:style>
    <style:style style:name="P77" style:family="paragraph" style:parent-style-name="Standard">
      <style:text-properties fo:font-size="12pt" fo:font-style="normal" style:text-underline-style="none" fo:font-weight="normal" officeooo:rsid="00661fce" officeooo:paragraph-rsid="006bcebc"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style:text-underline-style="none" fo:font-weight="normal" officeooo:rsid="0067cb88" officeooo:paragraph-rsid="00640249"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style:text-underline-style="none" fo:font-weight="normal" officeooo:rsid="0067cb88" officeooo:paragraph-rsid="00661fce"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style:text-underline-style="none" fo:font-weight="normal" officeooo:rsid="00629707" officeooo:paragraph-rsid="0061f6ba"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style:text-underline-style="none" fo:font-weight="normal" officeooo:rsid="007057a3" officeooo:paragraph-rsid="007057a3"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style:text-underline-style="none" fo:font-weight="normal" officeooo:rsid="006cb75e" officeooo:paragraph-rsid="007057a3"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style:text-underline-style="none" fo:font-weight="normal" officeooo:rsid="00747df5" officeooo:paragraph-rsid="00733d82"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style:text-underline-style="none" fo:font-weight="normal" officeooo:rsid="007584c2" officeooo:paragraph-rsid="0067cb88"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style:text-underline-style="none" fo:font-weight="normal" officeooo:rsid="0075e35a" officeooo:paragraph-rsid="0075e35a"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style:text-underline-style="none" fo:font-weight="normal" officeooo:rsid="007605c0" officeooo:paragraph-rsid="007605c0"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style:text-underline-style="none" fo:font-weight="normal" officeooo:rsid="007b1adb" officeooo:paragraph-rsid="00782853"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style:text-underline-style="none" fo:font-weight="normal" officeooo:rsid="00825000" officeooo:paragraph-rsid="00825000"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style:text-underline-style="none" fo:font-weight="normal" officeooo:rsid="0086ed8b" officeooo:paragraph-rsid="00851f8b"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style:text-underline-style="none" fo:font-weight="normal" officeooo:rsid="0086ed8b" officeooo:paragraph-rsid="0088e4fb"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style:text-underline-style="none" fo:font-weight="normal" officeooo:rsid="0086ed8b" officeooo:paragraph-rsid="00a7f8bc"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style:text-underline-style="none" fo:font-weight="normal" officeooo:rsid="0086ed8b" officeooo:paragraph-rsid="00a84ad2"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style:text-underline-style="none" fo:font-weight="normal" officeooo:rsid="0086ed8b" officeooo:paragraph-rsid="00a920d7"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style:text-underline-style="none" fo:font-weight="normal" officeooo:rsid="0086ed8b" officeooo:paragraph-rsid="00a97845"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style:text-underline-style="none" fo:font-weight="normal" officeooo:rsid="0086ed8b" officeooo:paragraph-rsid="00c5b5cf"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style:text-underline-style="none" fo:font-weight="bold" officeooo:rsid="006cb75e" officeooo:paragraph-rsid="006cb75e" style:font-size-asian="10.5pt" style:font-style-asian="normal" style:font-weight-asian="bold" style:font-size-complex="12pt" style:font-style-complex="normal" style:font-weight-complex="bold"/>
    </style:style>
    <style:style style:name="P97" style:family="paragraph" style:parent-style-name="Standard">
      <style:text-properties fo:font-size="12pt" fo:font-style="normal" style:text-underline-style="none" fo:font-weight="bold" officeooo:rsid="00782853" officeooo:paragraph-rsid="00782853" style:font-size-asian="10.5pt" style:font-style-asian="normal" style:font-weight-asian="bold" style:font-size-complex="12pt" style:font-style-complex="normal" style:font-weight-complex="bold"/>
    </style:style>
    <style:style style:name="P98" style:family="paragraph" style:parent-style-name="Standard">
      <style:text-properties fo:font-size="12pt" fo:font-style="normal" style:text-underline-style="none" fo:font-weight="bold" officeooo:rsid="0086ed8b" officeooo:paragraph-rsid="00885caf" style:font-size-asian="10.5pt" style:font-style-asian="normal" style:font-weight-asian="bold" style:font-size-complex="12pt" style:font-style-complex="normal" style:font-weight-complex="bold"/>
    </style:style>
    <style:style style:name="P99" style:family="paragraph" style:parent-style-name="Standard">
      <style:text-properties fo:font-size="12pt" fo:font-style="italic" style:text-underline-style="none" fo:font-weight="normal" officeooo:rsid="007057a3" officeooo:paragraph-rsid="007057a3"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font-style="italic" style:text-underline-style="none" fo:font-weight="normal" officeooo:rsid="0086ed8b" officeooo:paragraph-rsid="008a2ca5"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font-style="italic" style:text-underline-style="none" fo:font-weight="normal" officeooo:rsid="0086ed8b" officeooo:paragraph-rsid="0091c536"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font-style="italic" style:text-underline-style="none" fo:font-weight="normal" officeooo:rsid="0086ed8b" officeooo:paragraph-rsid="009309c0"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font-style="italic" style:text-underline-style="none" fo:font-weight="normal" officeooo:rsid="0086ed8b" officeooo:paragraph-rsid="0094a0ca"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font-style="italic" style:text-underline-style="none" fo:font-weight="normal" officeooo:rsid="0086ed8b" officeooo:paragraph-rsid="009cfb5c"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font-style="italic" style:text-underline-style="none" fo:font-weight="normal" officeooo:rsid="0086ed8b" officeooo:paragraph-rsid="00a23abd"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font-style="italic" style:text-underline-style="none" fo:font-weight="normal" officeooo:rsid="0086ed8b" officeooo:paragraph-rsid="00a4d070"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font-style="italic" style:text-underline-style="none" fo:font-weight="normal" officeooo:rsid="0086ed8b" officeooo:paragraph-rsid="00a4fb9e"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font-style="italic" style:text-underline-style="none" fo:font-weight="normal" officeooo:rsid="0086ed8b" officeooo:paragraph-rsid="00aa8702"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font-style="italic" style:text-underline-style="none" fo:font-weight="normal" officeooo:rsid="0086ed8b" officeooo:paragraph-rsid="00ab0ba7"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font-style="italic" style:text-underline-style="none" fo:font-weight="normal" officeooo:rsid="0086ed8b" officeooo:paragraph-rsid="00ae510b"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font-style="italic" style:text-underline-style="none" fo:font-weight="normal" officeooo:rsid="0086ed8b" officeooo:paragraph-rsid="00b210d6"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font-style="italic" style:text-underline-style="none" fo:font-weight="normal" officeooo:rsid="0086ed8b" officeooo:paragraph-rsid="00b3b13a"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font-style="italic" style:text-underline-style="none" fo:font-weight="normal" officeooo:rsid="0086ed8b" officeooo:paragraph-rsid="00b53ab4"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font-style="italic" style:text-underline-style="none" fo:font-weight="normal" officeooo:rsid="0086ed8b" officeooo:paragraph-rsid="00b84004"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font-style="italic" style:text-underline-style="none" fo:font-weight="normal" officeooo:rsid="0086ed8b" officeooo:paragraph-rsid="00ba0632"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font-style="italic" style:text-underline-style="none" fo:font-weight="normal" officeooo:rsid="0086ed8b" officeooo:paragraph-rsid="00bbffe2"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font-style="italic" style:text-underline-style="none" fo:font-weight="normal" officeooo:rsid="0086ed8b" officeooo:paragraph-rsid="00bd5269"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font-style="italic" style:text-underline-style="none" fo:font-weight="normal" officeooo:rsid="0086ed8b" officeooo:paragraph-rsid="00c12aca"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font-style="italic" style:text-underline-style="none" fo:font-weight="bold" officeooo:rsid="0086ed8b" officeooo:paragraph-rsid="009cf74e" style:font-size-asian="10.5pt" style:font-style-asian="italic" style:font-weight-asian="bold" style:font-size-complex="12pt" style:font-style-complex="italic" style:font-weight-complex="bold"/>
    </style:style>
    <style:style style:name="P120" style:family="paragraph" style:parent-style-name="Standard">
      <style:text-properties fo:font-size="12pt" fo:font-style="italic" style:text-underline-style="none" fo:font-weight="bold" officeooo:rsid="0086ed8b" officeooo:paragraph-rsid="00a1171e" style:font-size-asian="10.5pt" style:font-style-asian="italic" style:font-weight-asian="bold" style:font-size-complex="12pt" style:font-style-complex="italic" style:font-weight-complex="bold"/>
    </style:style>
    <style:style style:name="P121" style:family="paragraph" style:parent-style-name="Standard">
      <style:text-properties fo:font-size="12pt" fo:font-style="italic" style:text-underline-style="none" fo:font-weight="bold" officeooo:rsid="0086ed8b" officeooo:paragraph-rsid="00ae510b" style:font-size-asian="10.5pt" style:font-style-asian="italic" style:font-weight-asian="bold" style:font-size-complex="12pt" style:font-style-complex="italic" style:font-weight-complex="bold"/>
    </style:style>
    <style:style style:name="P122" style:family="paragraph" style:parent-style-name="Standard">
      <style:text-properties fo:font-style="italic" fo:font-weight="normal" officeooo:rsid="0027739a" officeooo:paragraph-rsid="0048d57e" style:font-style-asian="italic" style:font-weight-asian="normal" style:font-style-complex="italic" style:font-weight-complex="normal"/>
    </style:style>
    <style:style style:name="P123" style:family="paragraph" style:parent-style-name="Standard">
      <style:text-properties fo:font-style="italic" fo:font-weight="normal" officeooo:rsid="0027739a" officeooo:paragraph-rsid="0098c0cd" style:font-style-asian="italic" style:font-weight-asian="normal" style:font-style-complex="italic" style:font-weight-complex="normal"/>
    </style:style>
    <style:style style:name="P124" style:family="paragraph" style:parent-style-name="Standard">
      <style:text-properties fo:font-style="italic" fo:font-weight="normal" officeooo:rsid="0027739a" officeooo:paragraph-rsid="009bb00c" style:font-style-asian="italic" style:font-weight-asian="normal" style:font-style-complex="italic" style:font-weight-complex="normal"/>
    </style:style>
    <style:style style:name="P125" style:family="paragraph" style:parent-style-name="Standard">
      <style:text-properties fo:font-size="14pt" fo:font-style="italic" style:text-underline-style="none" fo:font-weight="bold" officeooo:rsid="005b96dc" officeooo:paragraph-rsid="009fdf37" style:font-size-asian="14pt" style:font-style-asian="italic" style:font-weight-asian="bold" style:font-size-complex="14pt" style:font-style-complex="italic" style:font-weight-complex="bold"/>
    </style:style>
    <style:style style:name="P126" style:family="paragraph" style:parent-style-name="Standard">
      <style:text-properties officeooo:rsid="005b96dc" officeooo:paragraph-rsid="005b96dc"/>
    </style:style>
    <style:style style:name="T1" style:family="text">
      <style:text-properties officeooo:rsid="000a2a48"/>
    </style:style>
    <style:style style:name="T2" style:family="text">
      <style:text-properties officeooo:rsid="000ba433"/>
    </style:style>
    <style:style style:name="T3" style:family="text">
      <style:text-properties officeooo:rsid="000cd7c4"/>
    </style:style>
    <style:style style:name="T4" style:family="text">
      <style:text-properties officeooo:rsid="00100219"/>
    </style:style>
    <style:style style:name="T5" style:family="text">
      <style:text-properties officeooo:rsid="00135796"/>
    </style:style>
    <style:style style:name="T6" style:family="text">
      <style:text-properties officeooo:rsid="00148e51"/>
    </style:style>
    <style:style style:name="T7" style:family="text">
      <style:text-properties officeooo:rsid="001872f9"/>
    </style:style>
    <style:style style:name="T8" style:family="text">
      <style:text-properties fo:font-style="italic" officeooo:rsid="001872f9" style:font-style-asian="italic" style:font-style-complex="italic"/>
    </style:style>
    <style:style style:name="T9" style:family="text">
      <style:text-properties fo:font-style="italic" officeooo:rsid="00135796" style:font-style-asian="italic" style:font-style-complex="italic"/>
    </style:style>
    <style:style style:name="T10" style:family="text">
      <style:text-properties fo:font-style="italic" officeooo:rsid="002d238f" style:font-style-asian="italic" style:font-style-complex="italic"/>
    </style:style>
    <style:style style:name="T11" style:family="text">
      <style:text-properties fo:font-style="italic" officeooo:rsid="002f1b58" style:font-style-asian="italic" style:font-style-complex="italic"/>
    </style:style>
    <style:style style:name="T12" style:family="text">
      <style:text-properties fo:font-style="italic" officeooo:rsid="00306ca5" style:font-style-asian="italic" style:font-style-complex="italic"/>
    </style:style>
    <style:style style:name="T13" style:family="text">
      <style:text-properties fo:font-style="italic" officeooo:rsid="00317405" style:font-style-asian="italic" style:font-style-complex="italic"/>
    </style:style>
    <style:style style:name="T14" style:family="text">
      <style:text-properties fo:font-style="italic" officeooo:rsid="0033143a" style:font-style-asian="italic" style:font-style-complex="italic"/>
    </style:style>
    <style:style style:name="T15" style:family="text">
      <style:text-properties fo:font-style="italic" officeooo:rsid="0048d57e" style:font-style-asian="italic" style:font-style-complex="italic"/>
    </style:style>
    <style:style style:name="T16" style:family="text">
      <style:text-properties fo:font-style="italic" officeooo:rsid="0061f6ba" style:font-style-asian="italic" style:font-style-complex="italic"/>
    </style:style>
    <style:style style:name="T17" style:family="text">
      <style:text-properties fo:font-style="italic" officeooo:rsid="00661fce" style:font-style-asian="italic" style:font-style-complex="italic"/>
    </style:style>
    <style:style style:name="T18" style:family="text">
      <style:text-properties fo:font-style="italic" officeooo:rsid="0067d557" style:font-style-asian="italic" style:font-style-complex="italic"/>
    </style:style>
    <style:style style:name="T19" style:family="text">
      <style:text-properties fo:font-style="italic" officeooo:rsid="0069bb93" style:font-style-asian="italic" style:font-style-complex="italic"/>
    </style:style>
    <style:style style:name="T20" style:family="text">
      <style:text-properties officeooo:rsid="001c3112"/>
    </style:style>
    <style:style style:name="T21" style:family="text">
      <style:text-properties fo:font-style="normal" officeooo:rsid="001c3112" style:font-style-asian="normal" style:font-style-complex="normal"/>
    </style:style>
    <style:style style:name="T22" style:family="text">
      <style:text-properties fo:font-style="normal" officeooo:rsid="001c617e" style:font-style-asian="normal" style:font-style-complex="normal"/>
    </style:style>
    <style:style style:name="T23" style:family="text">
      <style:text-properties fo:font-style="normal" officeooo:rsid="001e012c" style:font-style-asian="normal" style:font-style-complex="normal"/>
    </style:style>
    <style:style style:name="T24" style:family="text">
      <style:text-properties fo:font-style="normal" officeooo:rsid="002000bf" style:font-style-asian="normal" style:font-style-complex="normal"/>
    </style:style>
    <style:style style:name="T25" style:family="text">
      <style:text-properties fo:font-style="normal" officeooo:rsid="0020e77f" style:font-style-asian="normal" style:font-style-complex="normal"/>
    </style:style>
    <style:style style:name="T26" style:family="text">
      <style:text-properties fo:font-style="normal" officeooo:rsid="00215d6e" style:font-style-asian="normal" style:font-style-complex="normal"/>
    </style:style>
    <style:style style:name="T27" style:family="text">
      <style:text-properties fo:font-style="normal" officeooo:rsid="002250cb" style:font-style-asian="normal" style:font-style-complex="normal"/>
    </style:style>
    <style:style style:name="T28" style:family="text">
      <style:text-properties fo:font-style="normal" officeooo:rsid="00242f33" style:font-style-asian="normal" style:font-style-complex="normal"/>
    </style:style>
    <style:style style:name="T29" style:family="text">
      <style:text-properties fo:font-style="normal" officeooo:rsid="002569e6" style:font-style-asian="normal" style:font-style-complex="normal"/>
    </style:style>
    <style:style style:name="T30" style:family="text">
      <style:text-properties fo:font-style="normal" officeooo:rsid="00268f61" style:font-style-asian="normal" style:font-style-complex="normal"/>
    </style:style>
    <style:style style:name="T31" style:family="text">
      <style:text-properties fo:font-style="normal" officeooo:rsid="00271f92" style:font-style-asian="normal" style:font-style-complex="normal"/>
    </style:style>
    <style:style style:name="T32" style:family="text">
      <style:text-properties fo:font-style="normal" officeooo:rsid="0028fc9e" style:font-style-asian="normal" style:font-style-complex="normal"/>
    </style:style>
    <style:style style:name="T33" style:family="text">
      <style:text-properties fo:font-style="normal" officeooo:rsid="0043441f" style:font-style-asian="normal" style:font-style-complex="normal"/>
    </style:style>
    <style:style style:name="T34" style:family="text">
      <style:text-properties fo:font-style="normal" officeooo:rsid="0044fd36" style:font-style-asian="normal" style:font-style-complex="normal"/>
    </style:style>
    <style:style style:name="T35" style:family="text">
      <style:text-properties fo:font-style="normal" officeooo:rsid="0045d1eb" style:font-style-asian="normal" style:font-style-complex="normal"/>
    </style:style>
    <style:style style:name="T36" style:family="text">
      <style:text-properties fo:font-style="normal" officeooo:rsid="0046f29d" style:font-style-asian="normal" style:font-style-complex="normal"/>
    </style:style>
    <style:style style:name="T37" style:family="text">
      <style:text-properties fo:font-style="normal" officeooo:rsid="0048d3c9" style:font-style-asian="normal" style:font-style-complex="normal"/>
    </style:style>
    <style:style style:name="T38" style:family="text">
      <style:text-properties fo:font-style="normal" officeooo:rsid="0048d57e" style:font-style-asian="normal" style:font-style-complex="normal"/>
    </style:style>
    <style:style style:name="T39" style:family="text">
      <style:text-properties fo:font-style="normal" officeooo:rsid="004c7f50" style:font-style-asian="normal" style:font-style-complex="normal"/>
    </style:style>
    <style:style style:name="T40" style:family="text">
      <style:text-properties fo:font-style="normal" officeooo:rsid="004ca7a4" style:font-style-asian="normal" style:font-style-complex="normal"/>
    </style:style>
    <style:style style:name="T41" style:family="text">
      <style:text-properties fo:font-style="normal" officeooo:rsid="004cdc97" style:font-style-asian="normal" style:font-style-complex="normal"/>
    </style:style>
    <style:style style:name="T42" style:family="text">
      <style:text-properties fo:font-style="normal" officeooo:rsid="004d113f" style:font-style-asian="normal" style:font-style-complex="normal"/>
    </style:style>
    <style:style style:name="T43" style:family="text">
      <style:text-properties fo:font-style="normal" officeooo:rsid="004ecbc0" style:font-style-asian="normal" style:font-style-complex="normal"/>
    </style:style>
    <style:style style:name="T44" style:family="text">
      <style:text-properties fo:font-style="normal" officeooo:rsid="004f1498" style:font-style-asian="normal" style:font-style-complex="normal"/>
    </style:style>
    <style:style style:name="T45" style:family="text">
      <style:text-properties fo:font-style="normal" officeooo:rsid="004f4d10" style:font-style-asian="normal" style:font-style-complex="normal"/>
    </style:style>
    <style:style style:name="T46" style:family="text">
      <style:text-properties fo:font-style="normal" officeooo:rsid="00501022" style:font-style-asian="normal" style:font-style-complex="normal"/>
    </style:style>
    <style:style style:name="T47" style:family="text">
      <style:text-properties fo:font-style="normal" officeooo:rsid="0051887c" style:font-style-asian="normal" style:font-style-complex="normal"/>
    </style:style>
    <style:style style:name="T48" style:family="text">
      <style:text-properties fo:font-style="normal" officeooo:rsid="0051a6e1" style:font-style-asian="normal" style:font-style-complex="normal"/>
    </style:style>
    <style:style style:name="T49" style:family="text">
      <style:text-properties fo:font-style="normal" officeooo:rsid="0051c569" style:font-style-asian="normal" style:font-style-complex="normal"/>
    </style:style>
    <style:style style:name="T50" style:family="text">
      <style:text-properties fo:font-style="normal" officeooo:rsid="00536ad2" style:font-style-asian="normal" style:font-style-complex="normal"/>
    </style:style>
    <style:style style:name="T51" style:family="text">
      <style:text-properties fo:font-style="normal" officeooo:rsid="0053a60e" style:font-style-asian="normal" style:font-style-complex="normal"/>
    </style:style>
    <style:style style:name="T52" style:family="text">
      <style:text-properties fo:font-style="normal" officeooo:rsid="005447ca" style:font-style-asian="normal" style:font-style-complex="normal"/>
    </style:style>
    <style:style style:name="T53" style:family="text">
      <style:text-properties fo:font-style="normal" officeooo:rsid="0059766c" style:font-style-asian="normal" style:font-style-complex="normal"/>
    </style:style>
    <style:style style:name="T54" style:family="text">
      <style:text-properties fo:font-style="normal" officeooo:rsid="005e82b2" style:font-style-asian="normal" style:font-style-complex="normal"/>
    </style:style>
    <style:style style:name="T55" style:family="text">
      <style:text-properties fo:font-style="normal" officeooo:rsid="00640249" style:font-style-asian="normal" style:font-style-complex="normal"/>
    </style:style>
    <style:style style:name="T56" style:family="text">
      <style:text-properties fo:font-style="normal" officeooo:rsid="00654537" style:font-style-asian="normal" style:font-style-complex="normal"/>
    </style:style>
    <style:style style:name="T57" style:family="text">
      <style:text-properties fo:font-style="normal" officeooo:rsid="00782853" style:font-style-asian="normal" style:font-style-complex="normal"/>
    </style:style>
    <style:style style:name="T58" style:family="text">
      <style:text-properties fo:font-style="normal" officeooo:rsid="007a00ca" style:font-style-asian="normal" style:font-style-complex="normal"/>
    </style:style>
    <style:style style:name="T59" style:family="text">
      <style:text-properties fo:font-style="normal" officeooo:rsid="007b1adb" style:font-style-asian="normal" style:font-style-complex="normal"/>
    </style:style>
    <style:style style:name="T60" style:family="text">
      <style:text-properties fo:font-style="normal" officeooo:rsid="007cb076" style:font-style-asian="normal" style:font-style-complex="normal"/>
    </style:style>
    <style:style style:name="T61" style:family="text">
      <style:text-properties fo:font-style="normal" officeooo:rsid="007e3daa" style:font-style-asian="normal" style:font-style-complex="normal"/>
    </style:style>
    <style:style style:name="T62" style:family="text">
      <style:text-properties fo:font-style="normal" officeooo:rsid="007fc5d1" style:font-style-asian="normal" style:font-style-complex="normal"/>
    </style:style>
    <style:style style:name="T63" style:family="text">
      <style:text-properties fo:font-style="normal" officeooo:rsid="0086ed8b" style:font-style-asian="normal" style:font-style-complex="normal"/>
    </style:style>
    <style:style style:name="T64" style:family="text">
      <style:text-properties fo:font-style="normal" officeooo:rsid="008a2ca5" style:font-style-asian="normal" style:font-style-complex="normal"/>
    </style:style>
    <style:style style:name="T65" style:family="text">
      <style:text-properties fo:font-style="normal" officeooo:rsid="008beb29" style:font-style-asian="normal" style:font-style-complex="normal"/>
    </style:style>
    <style:style style:name="T66" style:family="text">
      <style:text-properties fo:font-style="normal" officeooo:rsid="008d39fd" style:font-style-asian="normal" style:font-style-complex="normal"/>
    </style:style>
    <style:style style:name="T67" style:family="text">
      <style:text-properties fo:font-style="normal" officeooo:rsid="008ee4e4" style:font-style-asian="normal" style:font-style-complex="normal"/>
    </style:style>
    <style:style style:name="T68" style:family="text">
      <style:text-properties fo:font-style="normal" officeooo:rsid="0091c536" style:font-style-asian="normal" style:font-style-complex="normal"/>
    </style:style>
    <style:style style:name="T69" style:family="text">
      <style:text-properties fo:font-style="normal" officeooo:rsid="009309c0" style:font-style-asian="normal" style:font-style-complex="normal"/>
    </style:style>
    <style:style style:name="T70" style:family="text">
      <style:text-properties fo:font-style="normal" officeooo:rsid="00973c6c" style:font-style-asian="normal" style:font-style-complex="normal"/>
    </style:style>
    <style:style style:name="T71" style:family="text">
      <style:text-properties fo:font-style="normal" officeooo:rsid="0098c0cd" style:font-style-asian="normal" style:font-style-complex="normal"/>
    </style:style>
    <style:style style:name="T72" style:family="text">
      <style:text-properties fo:font-style="normal" officeooo:rsid="009bb00c" style:font-style-asian="normal" style:font-style-complex="normal"/>
    </style:style>
    <style:style style:name="T73" style:family="text">
      <style:text-properties fo:font-style="normal" officeooo:rsid="009cf74e" style:font-style-asian="normal" style:font-style-complex="normal"/>
    </style:style>
    <style:style style:name="T74" style:family="text">
      <style:text-properties fo:font-style="normal" officeooo:rsid="009cfb5c" style:font-style-asian="normal" style:font-style-complex="normal"/>
    </style:style>
    <style:style style:name="T75" style:family="text">
      <style:text-properties fo:font-style="normal" officeooo:rsid="009fdf37" style:font-style-asian="normal" style:font-style-complex="normal"/>
    </style:style>
    <style:style style:name="T76" style:family="text">
      <style:text-properties fo:font-style="normal" officeooo:rsid="00a1171e" style:font-style-asian="normal" style:font-style-complex="normal"/>
    </style:style>
    <style:style style:name="T77" style:family="text">
      <style:text-properties fo:font-style="normal" officeooo:rsid="00a23abd" style:font-style-asian="normal" style:font-style-complex="normal"/>
    </style:style>
    <style:style style:name="T78" style:family="text">
      <style:text-properties fo:font-style="normal" officeooo:rsid="00a34f61" style:font-style-asian="normal" style:font-style-complex="normal"/>
    </style:style>
    <style:style style:name="T79" style:family="text">
      <style:text-properties fo:font-style="normal" officeooo:rsid="00a4d070" style:font-style-asian="normal" style:font-style-complex="normal"/>
    </style:style>
    <style:style style:name="T80" style:family="text">
      <style:text-properties fo:font-style="normal" officeooo:rsid="00a4fb9e" style:font-style-asian="normal" style:font-style-complex="normal"/>
    </style:style>
    <style:style style:name="T81" style:family="text">
      <style:text-properties fo:font-style="normal" officeooo:rsid="00a650ee" style:font-style-asian="normal" style:font-style-complex="normal"/>
    </style:style>
    <style:style style:name="T82" style:family="text">
      <style:text-properties fo:font-style="normal" officeooo:rsid="00aa8702" style:font-style-asian="normal" style:font-style-complex="normal"/>
    </style:style>
    <style:style style:name="T83" style:family="text">
      <style:text-properties fo:font-style="normal" officeooo:rsid="00ab0ba7" style:font-style-asian="normal" style:font-style-complex="normal"/>
    </style:style>
    <style:style style:name="T84" style:family="text">
      <style:text-properties fo:font-style="normal" officeooo:rsid="00ae510b" style:font-style-asian="normal" style:font-style-complex="normal"/>
    </style:style>
    <style:style style:name="T85" style:family="text">
      <style:text-properties fo:font-style="normal" officeooo:rsid="00b04b83" style:font-style-asian="normal" style:font-style-complex="normal"/>
    </style:style>
    <style:style style:name="T86" style:family="text">
      <style:text-properties fo:font-style="normal" officeooo:rsid="00b210d6" style:font-style-asian="normal" style:font-style-complex="normal"/>
    </style:style>
    <style:style style:name="T87" style:family="text">
      <style:text-properties fo:font-style="normal" officeooo:rsid="00b3b13a" style:font-style-asian="normal" style:font-style-complex="normal"/>
    </style:style>
    <style:style style:name="T88" style:family="text">
      <style:text-properties fo:font-style="normal" officeooo:rsid="00b53ab4" style:font-style-asian="normal" style:font-style-complex="normal"/>
    </style:style>
    <style:style style:name="T89" style:family="text">
      <style:text-properties fo:font-style="normal" officeooo:rsid="00b6f2be" style:font-style-asian="normal" style:font-style-complex="normal"/>
    </style:style>
    <style:style style:name="T90" style:family="text">
      <style:text-properties fo:font-style="normal" officeooo:rsid="00b84004" style:font-style-asian="normal" style:font-style-complex="normal"/>
    </style:style>
    <style:style style:name="T91" style:family="text">
      <style:text-properties fo:font-style="normal" officeooo:rsid="00b8a66c" style:font-style-asian="normal" style:font-style-complex="normal"/>
    </style:style>
    <style:style style:name="T92" style:family="text">
      <style:text-properties fo:font-style="normal" officeooo:rsid="00ba0632" style:font-style-asian="normal" style:font-style-complex="normal"/>
    </style:style>
    <style:style style:name="T93" style:family="text">
      <style:text-properties fo:font-style="normal" officeooo:rsid="00ba8771" style:font-style-asian="normal" style:font-style-complex="normal"/>
    </style:style>
    <style:style style:name="T94" style:family="text">
      <style:text-properties fo:font-style="normal" officeooo:rsid="00bbffe2" style:font-style-asian="normal" style:font-style-complex="normal"/>
    </style:style>
    <style:style style:name="T95" style:family="text">
      <style:text-properties fo:font-style="normal" officeooo:rsid="00bd5269" style:font-style-asian="normal" style:font-style-complex="normal"/>
    </style:style>
    <style:style style:name="T96" style:family="text">
      <style:text-properties fo:font-style="normal" officeooo:rsid="00c12aca" style:font-style-asian="normal" style:font-style-complex="normal"/>
    </style:style>
    <style:style style:name="T97" style:family="text">
      <style:text-properties fo:font-style="normal" officeooo:rsid="00c22adf" style:font-style-asian="normal" style:font-style-complex="normal"/>
    </style:style>
    <style:style style:name="T98" style:family="text">
      <style:text-properties fo:font-style="normal" officeooo:rsid="00c3cb92" style:font-style-asian="normal" style:font-style-complex="normal"/>
    </style:style>
    <style:style style:name="T99" style:family="text">
      <style:text-properties fo:font-style="normal" style:text-underline-style="solid" style:text-underline-width="auto" style:text-underline-color="font-color" officeooo:rsid="007a00ca" style:font-style-asian="normal" style:font-style-complex="normal"/>
    </style:style>
    <style:style style:name="T100" style:family="text">
      <style:text-properties fo:font-style="normal" style:text-underline-style="solid" style:text-underline-width="auto" style:text-underline-color="font-color" officeooo:rsid="009cfb5c" style:font-style-asian="normal" style:font-style-complex="normal"/>
    </style:style>
    <style:style style:name="T101" style:family="text">
      <style:text-properties officeooo:rsid="002569e6"/>
    </style:style>
    <style:style style:name="T102" style:family="text">
      <style:text-properties officeooo:rsid="0028fc9e"/>
    </style:style>
    <style:style style:name="T103" style:family="text">
      <style:text-properties officeooo:rsid="002a2d25"/>
    </style:style>
    <style:style style:name="T104" style:family="text">
      <style:text-properties officeooo:rsid="002bc3e5"/>
    </style:style>
    <style:style style:name="T105" style:family="text">
      <style:text-properties officeooo:rsid="002d238f"/>
    </style:style>
    <style:style style:name="T106" style:family="text">
      <style:text-properties officeooo:rsid="002f1b58"/>
    </style:style>
    <style:style style:name="T107" style:family="text">
      <style:text-properties officeooo:rsid="00306ca5"/>
    </style:style>
    <style:style style:name="T108" style:family="text">
      <style:text-properties officeooo:rsid="0031b227"/>
    </style:style>
    <style:style style:name="T109" style:family="text">
      <style:text-properties officeooo:rsid="003443b5"/>
    </style:style>
    <style:style style:name="T110" style:family="text">
      <style:text-properties officeooo:rsid="003b8743"/>
    </style:style>
    <style:style style:name="T111" style:family="text">
      <style:text-properties officeooo:rsid="003d2dae"/>
    </style:style>
    <style:style style:name="T112" style:family="text">
      <style:text-properties officeooo:rsid="003efe28"/>
    </style:style>
    <style:style style:name="T113" style:family="text">
      <style:text-properties officeooo:rsid="003f8d99"/>
    </style:style>
    <style:style style:name="T114" style:family="text">
      <style:text-properties officeooo:rsid="0043441f"/>
    </style:style>
    <style:style style:name="T115" style:family="text">
      <style:text-properties officeooo:rsid="0044fd36"/>
    </style:style>
    <style:style style:name="T116" style:family="text">
      <style:text-properties officeooo:rsid="0045d1eb"/>
    </style:style>
    <style:style style:name="T117" style:family="text">
      <style:text-properties officeooo:rsid="0046f29d"/>
    </style:style>
    <style:style style:name="T118" style:family="text">
      <style:text-properties officeooo:rsid="0048d57e"/>
    </style:style>
    <style:style style:name="T119" style:family="text">
      <style:text-properties officeooo:rsid="004c7f50"/>
    </style:style>
    <style:style style:name="T120" style:family="text">
      <style:text-properties officeooo:rsid="00501022"/>
    </style:style>
    <style:style style:name="T121" style:family="text">
      <style:text-properties officeooo:rsid="0051887c"/>
    </style:style>
    <style:style style:name="T122" style:family="text">
      <style:text-properties officeooo:rsid="0051c569"/>
    </style:style>
    <style:style style:name="T123" style:family="text">
      <style:text-properties officeooo:rsid="00536ad2"/>
    </style:style>
    <style:style style:name="T124" style:family="text">
      <style:text-properties officeooo:rsid="005447ca"/>
    </style:style>
    <style:style style:name="T125" style:family="text">
      <style:text-properties officeooo:rsid="00587cef"/>
    </style:style>
    <style:style style:name="T126" style:family="text">
      <style:text-properties officeooo:rsid="0059766c"/>
    </style:style>
    <style:style style:name="T127" style:family="text">
      <style:text-properties officeooo:rsid="005e82b2"/>
    </style:style>
    <style:style style:name="T128" style:family="text">
      <style:text-properties officeooo:rsid="0061f6ba"/>
    </style:style>
    <style:style style:name="T129" style:family="text">
      <style:text-properties officeooo:rsid="00629707"/>
    </style:style>
    <style:style style:name="T130" style:family="text">
      <style:text-properties officeooo:rsid="00640249"/>
    </style:style>
    <style:style style:name="T131" style:family="text">
      <style:text-properties officeooo:rsid="00661fce"/>
    </style:style>
    <style:style style:name="T132" style:family="text">
      <style:text-properties officeooo:rsid="0067cb88"/>
    </style:style>
    <style:style style:name="T133" style:family="text">
      <style:text-properties officeooo:rsid="0067d557"/>
    </style:style>
    <style:style style:name="T134" style:family="text">
      <style:text-properties officeooo:rsid="0069bb93"/>
    </style:style>
    <style:style style:name="T135" style:family="text">
      <style:text-properties officeooo:rsid="007057a3"/>
    </style:style>
    <style:style style:name="T136" style:family="text">
      <style:text-properties officeooo:rsid="0071f9c5"/>
    </style:style>
    <style:style style:name="T137" style:family="text">
      <style:text-properties fo:font-weight="bold" officeooo:rsid="007057a3" style:font-weight-asian="bold" style:font-weight-complex="bold"/>
    </style:style>
    <style:style style:name="T138" style:family="text">
      <style:text-properties officeooo:rsid="00733d82"/>
    </style:style>
    <style:style style:name="T139" style:family="text">
      <style:text-properties officeooo:rsid="00747df5"/>
    </style:style>
    <style:style style:name="T140" style:family="text">
      <style:text-properties officeooo:rsid="007584c2"/>
    </style:style>
    <style:style style:name="T141" style:family="text">
      <style:text-properties officeooo:rsid="00782853"/>
    </style:style>
    <style:style style:name="T142" style:family="text">
      <style:text-properties officeooo:rsid="007b1adb"/>
    </style:style>
    <style:style style:name="T143" style:family="text">
      <style:text-properties officeooo:rsid="007cb076"/>
    </style:style>
    <style:style style:name="T144" style:family="text">
      <style:text-properties officeooo:rsid="00851f8b"/>
    </style:style>
    <style:style style:name="T145" style:family="text">
      <style:text-properties officeooo:rsid="0086ed8b"/>
    </style:style>
    <style:style style:name="T146" style:family="text">
      <style:text-properties officeooo:rsid="00885caf"/>
    </style:style>
    <style:style style:name="T147" style:family="text">
      <style:text-properties officeooo:rsid="0088e4fb"/>
    </style:style>
    <style:style style:name="T148" style:family="text">
      <style:text-properties officeooo:rsid="008a2ca5"/>
    </style:style>
    <style:style style:name="T149" style:family="text">
      <style:text-properties officeooo:rsid="009309c0"/>
    </style:style>
    <style:style style:name="T150" style:family="text">
      <style:text-properties officeooo:rsid="00973c6c"/>
    </style:style>
    <style:style style:name="T151" style:family="text">
      <style:text-properties officeooo:rsid="009bb00c"/>
    </style:style>
    <style:style style:name="T152" style:family="text">
      <style:text-properties officeooo:rsid="009cfb5c"/>
    </style:style>
    <style:style style:name="T153" style:family="text">
      <style:text-properties officeooo:rsid="009d3f58"/>
    </style:style>
    <style:style style:name="T154" style:family="text">
      <style:text-properties officeooo:rsid="00a23abd"/>
    </style:style>
    <style:style style:name="T155" style:family="text">
      <style:text-properties officeooo:rsid="00a4d070"/>
    </style:style>
    <style:style style:name="T156" style:family="text">
      <style:text-properties officeooo:rsid="00a7f8bc"/>
    </style:style>
    <style:style style:name="T157" style:family="text">
      <style:text-properties officeooo:rsid="00a84ad2"/>
    </style:style>
    <style:style style:name="T158" style:family="text">
      <style:text-properties officeooo:rsid="00a8ab2e"/>
    </style:style>
    <style:style style:name="T159" style:family="text">
      <style:text-properties officeooo:rsid="00a920d7"/>
    </style:style>
    <style:style style:name="T160" style:family="text">
      <style:text-properties officeooo:rsid="00a97845"/>
    </style:style>
    <style:style style:name="T161" style:family="text">
      <style:text-properties officeooo:rsid="00aa8702"/>
    </style:style>
    <style:style style:name="T162" style:family="text">
      <style:text-properties officeooo:rsid="00b84004"/>
    </style:style>
    <style:style style:name="T163" style:family="text">
      <style:text-properties officeooo:rsid="00bbffe2"/>
    </style:style>
    <style:style style:name="T164" style:family="text">
      <style:text-properties officeooo:rsid="00c433d2"/>
    </style:style>
    <style:style style:name="T165" style:family="text">
      <style:text-properties officeooo:rsid="00c4490f"/>
    </style:style>
    <style:style style:name="T166" style:family="text">
      <style:text-properties fo:font-size="12pt" fo:font-style="normal" fo:font-weight="normal" officeooo:rsid="009309c0" style:font-size-asian="10.5pt" style:font-style-asian="normal" style:font-weight-asian="normal" style:font-size-complex="12pt" style:font-style-complex="normal" style:font-weight-complex="normal"/>
    </style:style>
    <style:style style:name="T167" style:family="text">
      <style:text-properties officeooo:rsid="00c5b5cf"/>
    </style:style>
    <style:style style:name="T168" style:family="text">
      <style:text-properties officeooo:rsid="00c5cd2c"/>
    </style:style>
    <style:style style:name="T169" style:family="text">
      <style:text-properties officeooo:rsid="00c72b97"/>
    </style:style>
    <style:style style:name="T170" style:family="text">
      <style:text-properties fo:font-size="14pt" fo:font-weight="bold" style:font-size-asian="14pt" style:font-weight-asian="bold" style:font-size-complex="14pt" style:font-weight-complex="bold"/>
    </style:style>
    <style:style style:name="T171" style:family="text">
      <style:text-properties fo:font-size="14pt" fo:font-weight="bold" officeooo:rsid="009d3f58"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he Linux Programming Interface</text:p>
      <text:p text:style-name="P19"><text:span text:style-name="T1">Michael Kerris</text:span><text:span text:style-name="T2">k</text:span></text:p>
      <text:p text:style-name="P20"/>
      <text:p text:style-name="P21">1. Intro</text:p>
      <text:p text:style-name="P24">Unix = OS developed in 1969, first in assembly and then in C</text:p>
      <text:p text:style-name="P1"><text:span text:style-name="T3">Linux = Unix-like operating system </text:span><text:span text:style-name="T4">of which the Linux kernel forms a part</text:span></text:p>
      <text:p text:style-name="P25">Linux distro = GNU packages + Linux Kernel + non-GNU packages</text:p>
      <text:p text:style-name="P26"/>
      <text:p text:style-name="P21">2. Fundamental concepts</text:p>
      <text:p text:style-name="P27">shell = command interpreter = program which reads user's commands and executes them</text:p>
      <text:p text:style-name="P27"/>
      <text:p text:style-name="P2"><text:span text:style-name="T5">file descriptor = non-negative integer; </text:span><text:span text:style-name="T7">index on </text:span><text:span text:style-name="T8">file descriptor table</text:span></text:p>
      <text:p text:style-name="P2"><text:span text:style-name="T9">file descriptor table</text:span><text:span text:style-name="T5"> = </text:span><text:span text:style-name="T6">per-process table containing </text:span><text:span text:style-name="T5">pointers to all open I/O streams</text:span></text:p>
      <text:p text:style-name="P28"/>
      <text:p text:style-name="P22">3. System programming concepts</text:p>
      <text:p text:style-name="P22"/>
      <text:p text:style-name="P3"><text:span text:style-name="T20">system call </text:span><text:span text:style-name="T21"><text:s/>= </text:span><text:span text:style-name="T22">entry point into Kernel, allowing a process to request the kernel to perfom some action; <text:tab/><text:tab/><text:tab/></text:span><text:span text:style-name="T23">accessible via glibc wrappers</text:span></text:p>
      <text:p text:style-name="P29"/>
      <text:p text:style-name="P3"><text:span text:style-name="T23"><text:tab/></text:span><text:span text:style-name="T24">application calls wrapper</text:span></text:p>
      <text:p text:style-name="P3"><text:span text:style-name="T24"><text:tab/></text:span><text:span text:style-name="T27">wrapper:</text:span></text:p>
      <text:p text:style-name="P30"><text:tab/><text:tab/>copies sycall arguments to CPU registers</text:p>
      <text:p text:style-name="P30"><text:tab/><text:tab/>copies the syscall number into CPU register %eax</text:p>
      <text:p text:style-name="P3"><text:span text:style-name="T24"><text:tab/><text:tab/>executes a trap machine instruction (int 0x80) </text:span><text:span text:style-name="T25">→ CPU switches from user to Kernel <text:tab/><text:tab/><text:tab/><text:tab/><text:tab/><text:tab/><text:tab/><text:tab/><text:tab/><text:tab/><text:tab/>mode</text:span></text:p>
      <text:p text:style-name="P3"><text:span text:style-name="T25"><text:tab/></text:span><text:span text:style-name="T28">K</text:span><text:span text:style-name="T26">ernel invokes system_call routine</text:span></text:p>
      <text:p text:style-name="P31"/>
      <text:p text:style-name="P4"><text:span text:style-name="T101">syscall </text:span><text:span text:style-name="T29">has overhead because:</text:span></text:p>
      <text:p text:style-name="P32">* the system must switch to kernel mode</text:p>
      <text:p text:style-name="P4"><text:span text:style-name="T29">* </text:span><text:span text:style-name="T30">kernel must verify arguments</text:span></text:p>
      <text:p text:style-name="P4"><text:span text:style-name="T30">* kernel must transfer data between K</text:span><text:span text:style-name="T31">VA</text:span><text:span text:style-name="T30"> and</text:span><text:span text:style-name="T31"> VAS</text:span></text:p>
      <text:p text:style-name="P33"/>
      <text:p text:style-name="P58">4. File I/O</text:p>
      <text:p text:style-name="P5"><text:span text:style-name="T32">if </text:span><text:span text:style-name="T102">open()</text:span><text:span text:style-name="T32"> succeeds, it returns the smallest available file descriptor;</text:span></text:p>
      <text:p text:style-name="P34">to open a file using fd 0:</text:p>
      <text:p text:style-name="P7"><text:tab/>close(STDIN_FILENO)</text:p>
      <text:p text:style-name="P7"><text:tab/>open file</text:p>
      <text:p text:style-name="P37"><text:span text:style-name="T107">or use </text:span><text:span text:style-name="T12">dup2</text:span><text:span text:style-name="T13">()</text:span></text:p>
      <text:p text:style-name="P7"/>
      <text:p text:style-name="P42">opening a file with O_APPEND guarantees that write operation happen atomically</text:p>
      <text:p text:style-name="P42"/>
      <text:p text:style-name="P43">check flags on a file descriptor:</text:p>
      <text:p text:style-name="P13"><text:tab/>flags = fcntl(fd, F_GETFL)</text:p>
      <text:p text:style-name="P6"><text:span text:style-name="T104"><text:tab/>i</text:span><text:span text:style-name="T103">f (flags &amp; O_SYNC) ….</text:span></text:p>
      <text:p text:style-name="P44">set flag on a file descriptor:</text:p>
      <text:p text:style-name="P35"><text:span text:style-name="T105"><text:tab/></text:span><text:span text:style-name="T10">flags |= O_NONBLOCK</text:span></text:p>
      <text:p text:style-name="P45">remove flag on file descriptor:</text:p>
      <text:p text:style-name="P36"><text:span text:style-name="T106"><text:tab/></text:span><text:span text:style-name="T11">flags &amp;= ~O_NONBLOCK</text:span></text:p>
      <text:p text:style-name="P46"/>
      <text:p text:style-name="P38"><text:span text:style-name="T108">scatter/gather I/O: </text:span><text:span text:style-name="T14">readv(), writev()</text:span></text:p>
      <text:p text:style-name="P38"><text:span text:style-name="T14">* </text:span><text:span text:style-name="T109">could be useful for writing headers</text:span></text:p>
      <text:p text:style-name="P59"><text:soft-page-break/>6. Processes</text:p>
      <text:p text:style-name="P47">Text segment – executable code</text:p>
      <text:p text:style-name="P39"><text:span text:style-name="T110">Data segment </text:span><text:span text:style-name="T112">(bss)</text:span><text:span text:style-name="T110"> (initialized + uninitialized): </text:span><text:span text:style-name="T111">global vars</text:span></text:p>
      <text:p text:style-name="P48">Heap: dynamic memory</text:p>
      <text:p text:style-name="P48">Unused memory</text:p>
      <text:p text:style-name="P40"><text:span text:style-name="T112">Stack: </text:span><text:span text:style-name="T113">contains stack frames</text:span></text:p>
      <text:p text:style-name="P49"/>
      <text:p text:style-name="P50">Stack grows downward, heap upward</text:p>
      <text:p text:style-name="P50"/>
      <text:p text:style-name="P51">Stack frame:</text:p>
      <text:p text:style-name="P51">* function arguments and local variables</text:p>
      <text:p text:style-name="P51">* call linkage information</text:p>
      <text:p text:style-name="P51"/>
      <text:p text:style-name="P60">7. Memory allocation</text:p>
      <text:p text:style-name="P8"><text:span text:style-name="T114">program break = </text:span><text:span text:style-name="T33">current limit of heap; </text:span><text:span text:style-name="T36">can be detected via </text:span><text:span text:style-name="T117">sbrk(0)</text:span></text:p>
      <text:p text:style-name="P9"><text:span text:style-name="T115">brk(), sbrk() </text:span><text:span text:style-name="T34">= change the location of the program break</text:span></text:p>
      <text:p text:style-name="P52"/>
      <text:p text:style-name="P10"><text:span text:style-name="T35">in general, </text:span><text:span text:style-name="T116">free()</text:span><text:span text:style-name="T35"> doesn't lower the </text:span><text:span text:style-name="T116">program break; </text:span><text:span text:style-name="T37">instead, is placing blocks of memory onto the free list</text:span></text:p>
      <text:p text:style-name="P53"/>
      <text:p text:style-name="P41"><text:span text:style-name="T118">when </text:span><text:span text:style-name="T15">malloc() </text:span><text:span text:style-name="T118">allocates the block, it allocates an extra integer to hold the size of the block</text:span></text:p>
      <text:p text:style-name="P122"><text:span text:style-name="T118">free()</text:span><text:span text:style-name="T38"> reads this integer and knows which size the block is </text:span></text:p>
      <text:p text:style-name="P122"><text:span text:style-name="T38"/></text:p>
      <text:p text:style-name="P123"><text:span text:style-name="T150">page fault </text:span><text:span text:style-name="T70">= </text:span><text:span text:style-name="T71">a trap (interrupt) to the software raised by the hardware when a program accesses a page that is mapped in the virtual address space, but not loaded in physical memory. In the typical case the operating system tries to handle the page fault by making the required page accessible at a location in physical memory or terminates the program in the case of an illegal access.</text:span></text:p>
      <text:p text:style-name="P124"><text:span text:style-name="T72">- </text:span><text:span text:style-name="T151">page faults </text:span><text:span text:style-name="T72">are degrading the performance of a program</text:span></text:p>
      <text:p text:style-name="P122"><text:span text:style-name="T38"/></text:p>
      <text:p text:style-name="P103"><text:span text:style-name="T149">thrashing</text:span><text:span text:style-name="T69"> occurs when a computer's virtual memory subsystem is in a constant state of paging, rapidly exchanging data in memory for data on disk, to the exclusion of most application-level processing. This causes the performance of the computer to degrade or collapse. </text:span></text:p>
      <text:p text:style-name="P103"><text:span text:style-name="T69"/></text:p>
      <text:p text:style-name="P103"><text:span text:style-name="T69"/></text:p>
      <text:p text:style-name="P54"/>
      <text:p text:style-name="P61">9. Users</text:p>
      <text:p text:style-name="P61"/>
      <text:p text:style-name="P11"><text:span text:style-name="T119">effective uid </text:span><text:span text:style-name="T39">= </text:span><text:span text:style-name="T40">uid associated </text:span><text:span text:style-name="T41">to</text:span><text:span text:style-name="T40"> a process </text:span><text:span text:style-name="T42">and who determines the permissions of the process</text:span></text:p>
      <text:p text:style-name="P12"><text:span text:style-name="T45">- </text:span><text:span text:style-name="T43">if an executable file is owned by root and has set-user-ID bit enabled, the process will run </text:span><text:span text:style-name="T44">with</text:span><text:span text:style-name="T43"> root </text:span><text:span text:style-name="T44">privileges</text:span></text:p>
      <text:p text:style-name="P55"/>
      <text:p text:style-name="P55"/>
      <text:p text:style-name="P62">10. Time</text:p>
      <text:p text:style-name="P14"><text:span text:style-name="T120">real time </text:span><text:span text:style-name="T46"><text:s/></text:span><text:span text:style-name="T124">(wall clock) </text:span><text:span text:style-name="T46">= </text:span><text:span text:style-name="T47">elapsed time </text:span><text:span text:style-name="T52">from start till end</text:span></text:p>
      <text:p text:style-name="P15"><text:span text:style-name="T121">process time </text:span><text:span text:style-name="T47">= </text:span><text:span text:style-name="T48">amount of CPU time used by a process</text:span></text:p>
      <text:p text:style-name="P18"><text:span text:style-name="T125">process time </text:span><text:span text:style-name="T53">is separated into </text:span><text:span text:style-name="T126">User </text:span><text:span text:style-name="T53">and </text:span><text:span text:style-name="T126">System time</text:span></text:p>
      <text:p text:style-name="P56"/>
      <text:p text:style-name="P16"><text:span text:style-name="T49">specify a timezone when running a program: set </text:span><text:span text:style-name="T122">TZ </text:span><text:span text:style-name="T49">environment variable</text:span></text:p>
      <text:p text:style-name="P57"/>
      <text:p text:style-name="P17"><text:span text:style-name="T123">localization </text:span><text:span text:style-name="T50">= program automatically does the right thing when performing I/O (language, date format etc.); </text:span><text:span text:style-name="T51">done via locale definitions (files in /usr/share/locale)</text:span></text:p>
      <text:p text:style-name="P126"><text:soft-page-break/><text:span text:style-name="T170">Part 2. </text:span><text:span text:style-name="T171">Advanced features</text:span></text:p>
      <text:p text:style-name="P76"/>
      <text:p text:style-name="P69">13. File I/O Buffering</text:p>
      <text:p text:style-name="P69"/>
      <text:p text:style-name="P63"><text:span text:style-name="T127">buffer cache </text:span><text:span text:style-name="T54">= kernel-space buffer where/whence data is copied via </text:span><text:span text:style-name="T127">write()/read()</text:span></text:p>
      <text:p text:style-name="P64"/>
      <text:p text:style-name="P77">Buffering of input and output data is done:</text:p>
      <text:p text:style-name="P73"><text:span text:style-name="T131">* by the kernel </text:span><text:span text:style-name="T133">(flushing is done via </text:span><text:span text:style-name="T18">sync())</text:span></text:p>
      <text:p text:style-name="P73"><text:span text:style-name="T131">* by </text:span><text:span text:style-name="T17">stdio </text:span><text:span text:style-name="T131">library </text:span><text:span text:style-name="T134">(flushing is done via </text:span><text:span text:style-name="T19">flush()</text:span><text:span text:style-name="T134">)</text:span></text:p>
      <text:p text:style-name="P78"/>
      <text:p text:style-name="P65"><text:span text:style-name="T130">posix_fadvise()</text:span><text:span text:style-name="T55"> = </text:span><text:span text:style-name="T56">syscall that informs the kernel about a likely pattern to access data</text:span></text:p>
      <text:p text:style-name="P70"/>
      <text:p text:style-name="P71"><text:span text:style-name="T128">direct I/O = bypassing the </text:span><text:span text:style-name="T16">buffer cache; </text:span><text:span text:style-name="T128">use flag O_DIRECT when opening a file</text:span></text:p>
      <text:p text:style-name="P71"><text:span text:style-name="T128">* </text:span><text:span text:style-name="T129">can considerably degrade performance, because kernel applies some optimizations (sequential read-ahead, I/O in clusters of blocks, sharing of buffers in cache etc.)</text:span></text:p>
      <text:p text:style-name="P80"/>
      <text:p text:style-name="P80"/>
      <text:p text:style-name="P96">14. File systems</text:p>
      <text:p text:style-name="P96"/>
      <text:p text:style-name="P81">Each device is represented by:</text:p>
      <text:p text:style-name="P81">* device driver</text:p>
      <text:p text:style-name="P81">* device file</text:p>
      <text:p text:style-name="P81"/>
      <text:p text:style-name="P99">Device driver</text:p>
      <text:p text:style-name="P81"><text:tab/>kernel software layer that makes a hardware device respond to a well-defined programming interface (canonical set of VFS functions: open, write, read etc. that controls a device)</text:p>
      <text:p text:style-name="P82"/>
      <text:p text:style-name="P99">Device files</text:p>
      <text:p text:style-name="P81"><text:tab/>I/O devices are treated as files</text:p>
      <text:p text:style-name="P74"><text:span text:style-name="T135"><text:tab/><text:tab/></text:span><text:span text:style-name="T137">block </text:span><text:span text:style-name="T135">- access randomly</text:span></text:p>
      <text:p text:style-name="P74"><text:span text:style-name="T135"><text:tab/><text:tab/></text:span><text:span text:style-name="T137">character</text:span><text:span text:style-name="T135"> - either cannot be accessed rand</text:span><text:span text:style-name="T136">o</text:span><text:span text:style-name="T135">mly (soundcard), either takes to long time</text:span></text:p>
      <text:p text:style-name="P81">write on /dev/lp0 --&gt; directly print</text:p>
      <text:p text:style-name="P81"/>
      <text:p text:style-name="P99">Block-device drivers</text:p>
      <text:p text:style-name="P81">sector = group of adjacent bytes; basic unit of data transfer; never possible to transfer less than a sector</text:p>
      <text:p text:style-name="P81">block = large number of adjacent bytes; power of 2, no larger than a page frame; multiple of sector size</text:p>
      <text:p text:style-name="P79"/>
      <text:p text:style-name="P75"><text:span text:style-name="T138">Filesystem = organized collection of files and directories; </text:span><text:span text:style-name="T139">consists of:</text:span></text:p>
      <text:p text:style-name="P83">* superblock</text:p>
      <text:p text:style-name="P83">* inode table </text:p>
      <text:p text:style-name="P83">* data blocks </text:p>
      <text:p text:style-name="P72"><text:span text:style-name="T132">* </text:span><text:span text:style-name="T140">dentries</text:span></text:p>
      <text:p text:style-name="P84"/>
      <text:p text:style-name="P85">Inode contains 15 pointers to the data blocks of file.</text:p>
      <text:p text:style-name="P85"/>
      <text:p text:style-name="P86">VFS = abstraction layer for file system operations</text:p>
      <text:p text:style-name="P86"/>
      <text:p text:style-name="P86"/>
      <text:p text:style-name="P86"/>
      <text:p text:style-name="P86"/>
      <text:p text:style-name="P86"/>
      <text:p text:style-name="P97"><text:soft-page-break/>15. File attributes</text:p>
      <text:p text:style-name="P97"/>
      <text:p text:style-name="P66"><text:span text:style-name="T141">sticky bit – </text:span><text:span text:style-name="T57">for directories, acts as </text:span><text:span text:style-name="T141">restricted deletion: </text:span><text:span text:style-name="T58">unprivileged user can unlink files in a dir only if it has write permissions on dir and </text:span><text:span text:style-name="T99">owns </text:span><text:span text:style-name="T58">the files</text:span></text:p>
      <text:p text:style-name="P66"><text:span text:style-name="T58">* </text:span><text:span text:style-name="T59">useful when having a directory which is shared between multiple users (commonly set on </text:span><text:span text:style-name="T142">/tmp </text:span><text:span text:style-name="T59">directory)</text:span></text:p>
      <text:p text:style-name="P87"/>
      <text:p text:style-name="P67"><text:span text:style-name="T143">umask </text:span><text:span text:style-name="T60">= file </text:span><text:span text:style-name="T61">mode </text:span><text:span text:style-name="T60">creation mask </text:span><text:span text:style-name="T61">= </text:span><text:span text:style-name="T62">specifies which permissions bits should always be turned off</text:span></text:p>
      <text:p text:style-name="P88">default: 022 (----w--w-)</text:p>
      <text:p text:style-name="P88"/>
      <text:p text:style-name="P68"><text:span text:style-name="T144">extended file attributes: </text:span><text:span text:style-name="T63">i-node flags set on files or directories (</text:span><text:span text:style-name="T145">chattr, lsattr)</text:span></text:p>
      <text:p text:style-name="P89">* immutable, don't update last access time etc.</text:p>
      <text:p text:style-name="P89"/>
      <text:p text:style-name="P98"><text:span text:style-name="T146">18. Directories</text:span></text:p>
      <text:p text:style-name="P98"><text:span text:style-name="T146"/></text:p>
      <text:p text:style-name="P90"><text:span text:style-name="T147">directory = file with a special organization; a table consisting of filenames and inodes</text:span></text:p>
      <text:p text:style-name="P90"><text:span text:style-name="T148"/></text:p>
      <text:p text:style-name="P100"><text:span text:style-name="T148">rm </text:span><text:span text:style-name="T64">command:</text:span></text:p>
      <text:p text:style-name="P100"><text:span text:style-name="T64">* removes a filename from a directory list</text:span></text:p>
      <text:p text:style-name="P100"><text:span text:style-name="T64">* </text:span><text:span text:style-name="T65">decrements the link count for corresponding inode</text:span></text:p>
      <text:p text:style-name="P100"><text:span text:style-name="T65">* if count == 0 ---&gt; </text:span><text:span text:style-name="T66">deallocates</text:span><text:span text:style-name="T65"> inode </text:span><text:span text:style-name="T66">and data </text:span><text:span text:style-name="T67">blocks to which it refers</text:span></text:p>
      <text:p text:style-name="P100"><text:span text:style-name="T67"/></text:p>
      <text:p text:style-name="P101"><text:span text:style-name="T68">if the string forming symlink's content is small enough, it will be stored in inode (saving the allocation of a disk block)</text:span></text:p>
      <text:p text:style-name="P101"><text:span text:style-name="T68"/></text:p>
      <text:p text:style-name="P119"><text:span text:style-name="T73">19. Monitoring file events</text:span></text:p>
      <text:p text:style-name="P119"><text:span text:style-name="T73"/></text:p>
      <text:p text:style-name="P104"><text:span text:style-name="T152">inotify </text:span><text:span text:style-name="T74">= mechanism to monitor file events</text:span></text:p>
      <text:p text:style-name="P104"><text:span text:style-name="T74">* is </text:span><text:span text:style-name="T100">not</text:span><text:span text:style-name="T74"> recursively monitoring</text:span></text:p>
      <text:p text:style-name="P104"><text:span text:style-name="T74"/></text:p>
      <text:p text:style-name="P120"><text:span text:style-name="T76"/></text:p>
      <text:p text:style-name="P120"><text:span text:style-name="T76">20. Signals</text:span></text:p>
      <text:p text:style-name="P120"><text:span text:style-name="T76"/></text:p>
      <text:p text:style-name="P105"><text:span text:style-name="T154">signal </text:span><text:span text:style-name="T77">= </text:span><text:span text:style-name="T78">a notification to a process that an event has occurred</text:span></text:p>
      <text:p text:style-name="P107"><text:span text:style-name="T80">Types of events:</text:span></text:p>
      <text:p text:style-name="P107"><text:span text:style-name="T80">* hardware exception (</text:span><text:span text:style-name="T81">dividing by 0, referencing invalid memory etc.)</text:span></text:p>
      <text:p text:style-name="P107"><text:span text:style-name="T81">* user signals (interrupt, suspend etc.)</text:span></text:p>
      <text:p text:style-name="P107"><text:span text:style-name="T81">* software event (child has terminated, window resized, input available on a file descriptor etc.)</text:span></text:p>
      <text:p text:style-name="P105"><text:span text:style-name="T78"/></text:p>
      <text:p text:style-name="P105"><text:span text:style-name="T78"/></text:p>
      <text:p text:style-name="P106"><text:span text:style-name="T79">signal pending = state of signal between </text:span><text:span text:style-name="T155">generated </text:span><text:span text:style-name="T79">and </text:span><text:span text:style-name="T155">delivered</text:span></text:p>
      <text:p text:style-name="P106"><text:span text:style-name="T155"/></text:p>
      <text:p text:style-name="P91"><text:span text:style-name="T156">standard signals: 1..31</text:span></text:p>
      <text:p text:style-name="P91"><text:span text:style-name="T156"/></text:p>
      <text:p text:style-name="P92"><text:span text:style-name="T157">SIGHUP – </text:span><text:span text:style-name="T158">used for daemons to </text:span><text:span text:style-name="T157">reload configuration, </text:span><text:span text:style-name="T158">re-initialized themselves</text:span></text:p>
      <text:p text:style-name="P92"><text:span text:style-name="T157">SIGTERM – gracefully end</text:span></text:p>
      <text:p text:style-name="P93"><text:span text:style-name="T159">SIGKILL – can't be blocked, ignored or handled</text:span></text:p>
      <text:p text:style-name="P94"><text:span text:style-name="T160">SIGUSR1,2 – programmer-defined purposes</text:span></text:p>
      <text:p text:style-name="P94"><text:span text:style-name="T160"/></text:p>
      <text:p text:style-name="P108"><text:span text:style-name="T161">sigaction() </text:span><text:span text:style-name="T82">is the preferred API for establishing a signal handler</text:span></text:p>
      <text:p text:style-name="P108"><text:span text:style-name="T82"/></text:p>
      <text:p text:style-name="P112"><text:soft-page-break/><text:span text:style-name="T88">- </text:span><text:span text:style-name="T87">delivery of a signal is blocked while the handler is executing; </text:span><text:span text:style-name="T89">if generated while the handler is executed, will be later delivered when handler returns</text:span></text:p>
      <text:p text:style-name="P113"><text:span text:style-name="T88">- signals are not queued (will be delivered only once)</text:span></text:p>
      <text:p text:style-name="P109"><text:span text:style-name="T83"/></text:p>
      <text:p text:style-name="P121"><text:span text:style-name="T84">Designing signal handlers</text:span></text:p>
      <text:p text:style-name="P110"><text:span text:style-name="T84"/></text:p>
      <text:p text:style-name="P111"><text:span text:style-name="T86">Write simple signal handlers!</text:span></text:p>
      <text:p text:style-name="P110"><text:span text:style-name="T84">* </text:span><text:span text:style-name="T85">sets a global flag and exit</text:span><text:span text:style-name="T86">s; main program periodically checks this flag</text:span></text:p>
      <text:p text:style-name="P110"><text:span text:style-name="T86"/></text:p>
      <text:p text:style-name="P114"><text:span text:style-name="T162">reentrant function </text:span><text:span text:style-name="T90">= function that can be safely simultaneously executed by multiple threads </text:span><text:span text:style-name="T91">(e.g a function which employs only local variables)</text:span></text:p>
      <text:p text:style-name="P114"><text:span text:style-name="T91"/></text:p>
      <text:p text:style-name="P115"><text:span text:style-name="T92">When writing signal handlers:</text:span></text:p>
      <text:p text:style-name="P115"><text:span text:style-name="T92">* ensure that the code of signal handler is reentrant and that it calls only async-signal-safe functions </text:span><text:span text:style-name="T93">(do not use functions which update internal data structures for buffered I/O: printf, scanf, cout etc.)</text:span></text:p>
      <text:p text:style-name="P115"><text:span text:style-name="T93"/></text:p>
      <text:p text:style-name="P116"><text:span text:style-name="T163">sigaction </text:span><text:span text:style-name="T94">flags:</text:span></text:p>
      <text:p text:style-name="P116"><text:span text:style-name="T94">SA_SIGINFO – the signal handler will receive additional info about a signal</text:span></text:p>
      <text:p text:style-name="P116"><text:span text:style-name="T94">SA_RESTART – many system calls will be restarted (without the need for manually check EINTR etc.)</text:span></text:p>
      <text:p text:style-name="P116"><text:span text:style-name="T94"/></text:p>
      <text:p text:style-name="P117"><text:span text:style-name="T95">core dump = file containing a memory image of a process</text:span></text:p>
      <text:p text:style-name="P117"><text:span text:style-name="T95"/></text:p>
      <text:p text:style-name="P118"><text:span text:style-name="T96">The kernel could put a process to sleep:</text:span></text:p>
      <text:p text:style-name="P118"><text:span text:style-name="T96">* TASK_INTERRUPTIBLE</text:span></text:p>
      <text:p text:style-name="P118"><text:span text:style-name="T96"><text:tab/>- waiting for some event</text:span></text:p>
      <text:p text:style-name="P118"><text:span text:style-name="T96"><text:tab/>- process is woken up by the delivery of a signal</text:span></text:p>
      <text:p text:style-name="P118"><text:span text:style-name="T96"><text:tab/>- processes are listed with state S</text:span></text:p>
      <text:p text:style-name="P118"><text:span text:style-name="T96"/></text:p>
      <text:p text:style-name="P118"><text:span text:style-name="T96">* TASK_UNINTERRUPTIBLE</text:span></text:p>
      <text:p text:style-name="P118"><text:span text:style-name="T96"><text:tab/>- waiting on disk I/O</text:span></text:p>
      <text:p text:style-name="P118"><text:span text:style-name="T96"><text:tab/></text:span><text:span text:style-name="T97">- signal is not delivered until the process emerges from this state</text:span></text:p>
      <text:p text:style-name="P118"><text:span text:style-name="T97"><text:tab/>- listed with D</text:span></text:p>
      <text:p text:style-name="P118"><text:span text:style-name="T97"/></text:p>
      <text:p text:style-name="P118"><text:span text:style-name="T97">* </text:span><text:span text:style-name="T98">TASK_KILLABLE</text:span></text:p>
      <text:p text:style-name="P118"><text:span text:style-name="T98"><text:tab/>- wakes the process if a fatal signal is received</text:span></text:p>
      <text:p text:style-name="P115"><text:span text:style-name="T92"/></text:p>
      <text:p text:style-name="P95"><text:span text:style-name="T164"/></text:p>
      <text:p text:style-name="P95"><text:span text:style-name="T164"/></text:p>
      <text:p text:style-name="P95"><text:span text:style-name="T164"/></text:p>
      <text:p text:style-name="P95"><text:span text:style-name="T164">realtime signals <text:s/></text:span><text:span text:style-name="T165">(SIGUSR1, SIGUSR2) </text:span><text:span text:style-name="T168">= POSIX addition to original signal mode</text:span></text:p>
      <text:p text:style-name="P95"><text:span text:style-name="T164">* are queued</text:span></text:p>
      <text:p text:style-name="P95"><text:span text:style-name="T165">* </text:span><text:span text:style-name="T167">possible to specify data (an integer or pointer value) that accompanies the signal</text:span></text:p>
      <text:p text:style-name="P95"><text:span text:style-name="T167">* </text:span><text:span text:style-name="T169">have a specified delivery order</text:span></text:p>
      <text:p text:style-name="P95"><text:span text:style-name="T169"/></text:p>
      <text:p text:style-name="P95"><text:span text:style-name="T169"/></text:p>
      <text:p text:style-name="P110"><text:span text:style-name="T85"/></text:p>
      <text:p text:style-name="P109"><text:span text:style-name="T83"/></text:p>
      <text:p text:style-name="P92"><text:span text:style-name="T157"/></text:p>
      <text:p text:style-name="P102"><text:span text:style-name="T69"/></text:p>
      <text:p text:style-name="P102"><text:span text:style-name="T69"/></text:p>
      <text:p text:style-name="P102"><text:span text:style-name="T69"/></text:p>
      <text:p text:style-name="P102"><text:soft-page-break/><text:span text:style-name="T69"/></text:p>
      <text:p text:style-name="P125"><text:span text:style-name="T69">Part </text:span><text:span text:style-name="T75">3</text:span><text:span text:style-name="T69">. </text:span><text:span text:style-name="T75">Processes and programs top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0:53:45</meta:creation-date>
    <meta:generator>LibreOffice/4.0.2.2$Linux_X86_64 LibreOffice_project/400m0$Build-2</meta:generator>
    <dc:date>2013-06-17T18:33:18</dc:date>
    <meta:editing-duration>PT18H15M42S</meta:editing-duration>
    <meta:editing-cycles>192</meta:editing-cycles>
    <meta:document-statistic meta:table-count="0" meta:image-count="0" meta:object-count="0" meta:page-count="6" meta:paragraph-count="154" meta:word-count="1371" meta:character-count="8323" meta:non-whitespace-character-count="7053"/>
  </office:meta>
</office:document-meta>
</file>